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938cm" table:align="left"/>
    </style:style>
    <style:style style:name="Table1.A" style:family="table-column">
      <style:table-column-properties style:column-width="0.848cm"/>
    </style:style>
    <style:style style:name="Table1.B" style:family="table-column">
      <style:table-column-properties style:column-width="26.0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cm" loext:contextual-spacing="false" style:line-height-at-least="0.556cm"/>
      <style:text-properties style:font-name="Ubuntu Mono"/>
    </style:style>
    <style:style style:name="P2" style:family="paragraph" style:parent-style-name="Preformatted_20_Text">
      <style:paragraph-properties fo:margin-top="0cm" fo:margin-bottom="0cm" loext:contextual-spacing="false" style:line-height-at-least="0.556cm"/>
      <style:text-properties style:font-name="Ubuntu Mono" fo:font-style="normal" style:font-style-asian="normal" style:font-style-complex="normal"/>
    </style:style>
    <style:style style:name="P3" style:family="paragraph" style:parent-style-name="Preformatted_20_Text">
      <style:paragraph-properties fo:margin-top="0cm" fo:margin-bottom="0cm" loext:contextual-spacing="false" style:line-height-at-least="0.556cm"/>
      <style:text-properties fo:color="#0099ff" style:font-name="Ubuntu Mono" fo:font-style="normal" style:font-style-asian="normal" style:font-style-complex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56cm" fo:text-indent="0cm" style:auto-text-indent="false"/>
      <style:text-properties style:font-name="Ubuntu Mono" fo:font-style="normal" style:font-style-asian="normal" style:font-style-complex="normal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556cm" fo:text-indent="0cm" style:auto-text-indent="false"/>
      <style:text-properties style:font-name="Ubuntu Mono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style:line-height-at-least="0.556cm" fo:text-indent="0cm" style:auto-text-indent="false"/>
      <style:text-properties fo:color="#0099ff" style:font-name="Ubuntu Mono" fo:font-style="italic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style:line-height-at-least="0.556cm" fo:text-indent="0cm" style:auto-text-indent="false"/>
      <style:text-properties style:font-name="Ubuntu Mono"/>
    </style:style>
    <style:style style:name="P8" style:family="paragraph" style:parent-style-name="Preformatted_20_Text">
      <style:paragraph-properties fo:margin-top="0cm" fo:margin-bottom="0cm" loext:contextual-spacing="false" style:line-height-at-least="0.556cm"/>
      <style:text-properties fo:color="#0099ff" style:font-name="Ubuntu Mono" fo:font-style="italic"/>
    </style:style>
    <style:style style:name="P9" style:family="paragraph" style:parent-style-name="Preformatted_20_Text">
      <style:paragraph-properties fo:margin-top="0cm" fo:margin-bottom="0cm" loext:contextual-spacing="false" style:line-height-at-least="0.556cm"/>
      <style:text-properties style:font-name="Ubuntu Mono"/>
    </style:style>
    <style:style style:name="P10" style:family="paragraph" style:parent-style-name="Standard">
      <style:text-properties style:font-name="Ubuntu Mono"/>
    </style:style>
    <style:style style:name="T1" style:family="text">
      <style:text-properties fo:color="#000000" fo:font-weight="bold"/>
    </style:style>
    <style:style style:name="T2" style:family="text">
      <style:text-properties fo:color="#006699" fo:font-weight="bold"/>
    </style:style>
    <style:style style:name="T3" style:family="text">
      <style:text-properties fo:color="#00ccff" fo:font-weight="bold"/>
    </style:style>
    <style:style style:name="T4" style:family="text">
      <style:text-properties fo:color="#007788" fo:font-weight="bold"/>
    </style:style>
    <style:style style:name="T5" style:family="text">
      <style:text-properties fo:color="#cc00ff"/>
    </style:style>
    <style:style style:name="T6" style:family="text">
      <style:text-properties fo:color="#555555"/>
    </style:style>
    <style:style style:name="T7" style:family="text">
      <style:text-properties fo:color="#ff6600"/>
    </style:style>
    <style:style style:name="T8" style:family="text">
      <style:text-properties fo:color="#336666"/>
    </style:style>
    <style:style style:name="T9" style:family="text">
      <style:text-properties fo:color="#cc33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99351802368">
          <table:table-cell table:style-name="Table1.A1" office:value-type="string">
            <text:p text:style-name="P5"><text:s text:c="2"/>1</text:p>
            <text:p text:style-name="P1"><text:s text:c="2"/>2</text:p>
            <text:p text:style-name="P1"><text:s text:c="2"/>3</text:p>
            <text:p text:style-name="P1"><text:s text:c="2"/>4</text:p>
            <text:p text:style-name="P1"><text:s text:c="2"/>5</text:p>
            <text:p text:style-name="P1"><text:s text:c="2"/>6</text:p>
            <text:p text:style-name="P1"><text:s text:c="2"/>7</text:p>
            <text:p text:style-name="P1"><text:s text:c="2"/>8</text:p>
            <text:p text:style-name="P1"><text:s text:c="2"/>9</text:p>
            <text:p text:style-name="P1"><text:s/>10</text:p>
            <text:p text:style-name="P1"><text:s/>11</text:p>
            <text:p text:style-name="P1"><text:s/>12</text:p>
            <text:p text:style-name="P1"><text:s/>13</text:p>
            <text:p text:style-name="P1"><text:s/>14</text:p>
            <text:p text:style-name="P1"><text:s/>15</text:p>
            <text:p text:style-name="P1"><text:s/>16</text:p>
            <text:p text:style-name="P1"><text:s/>17</text:p>
            <text:p text:style-name="P1"><text:s/>18</text:p>
            <text:p text:style-name="P1"><text:s/>19</text:p>
            <text:p text:style-name="P1"><text:s/>20</text:p>
            <text:p text:style-name="P1"><text:s/>21</text:p>
            <text:p text:style-name="P1"><text:s/>22</text:p>
            <text:p text:style-name="P1"><text:s/>23</text:p>
            <text:p text:style-name="P1"><text:s/>24</text:p>
            <text:p text:style-name="P1"><text:s/>25</text:p>
            <text:p text:style-name="P1"><text:s/>26</text:p>
            <text:p text:style-name="P1"><text:s/>27</text:p>
            <text:p text:style-name="P1"><text:s/>28</text:p>
            <text:p text:style-name="P1"><text:s/>29</text:p>
            <text:p text:style-name="P1"><text:s/>30</text:p>
            <text:p text:style-name="P1"><text:s/>31</text:p>
            <text:p text:style-name="P1"><text:s/>32</text:p>
            <text:p text:style-name="P1"><text:s/>33</text:p>
            <text:p text:style-name="P1"><text:s/>34</text:p>
            <text:p text:style-name="P1"><text:s/>35</text:p>
            <text:p text:style-name="P1"><text:s/>36</text:p>
            <text:p text:style-name="P1"><text:s/>37</text:p>
            <text:p text:style-name="P1"><text:s/>38</text:p>
            <text:p text:style-name="P1"><text:s/>39</text:p>
            <text:p text:style-name="P1"><text:s/>40</text:p>
            <text:p text:style-name="P1"><text:s/>41</text:p>
            <text:p text:style-name="P1"><text:s/>42</text:p>
            <text:p text:style-name="P1"><text:s/>43</text:p>
            <text:p text:style-name="P1"><text:s/>44</text:p>
            <text:p text:style-name="P1"><text:s/>45</text:p>
            <text:p text:style-name="P1"><text:s/>46</text:p>
            <text:p text:style-name="P1"><text:s/>47</text:p>
            <text:p text:style-name="P1"><text:s/>48</text:p>
            <text:p text:style-name="P1"><text:s/>49</text:p>
            <text:p text:style-name="P1"><text:s/>50</text:p>
            <text:p text:style-name="P1"><text:s/>51</text:p>
            <text:p text:style-name="P1"><text:s/>52</text:p>
            <text:p text:style-name="P1"><text:soft-page-break/><text:s/>53</text:p>
            <text:p text:style-name="P1"><text:s/>54</text:p>
            <text:p text:style-name="P1"><text:s/>55</text:p>
            <text:p text:style-name="P1"><text:s/>56</text:p>
            <text:p text:style-name="P1"><text:s/>57</text:p>
            <text:p text:style-name="P1"><text:s/>58</text:p>
            <text:p text:style-name="P1"><text:s/>59</text:p>
            <text:p text:style-name="P1"><text:s/>60</text:p>
            <text:p text:style-name="P1"><text:s/>61</text:p>
            <text:p text:style-name="P1"><text:s/>62</text:p>
            <text:p text:style-name="P1"><text:s/>63</text:p>
            <text:p text:style-name="P1"><text:s/>64</text:p>
            <text:p text:style-name="P1"><text:s/>65</text:p>
            <text:p text:style-name="P1"><text:s/>66</text:p>
            <text:p text:style-name="P1"><text:s/>67</text:p>
            <text:p text:style-name="P1"><text:s/>68</text:p>
            <text:p text:style-name="P1"><text:s/>69</text:p>
            <text:p text:style-name="P1"><text:s/>70</text:p>
            <text:p text:style-name="P1"><text:s/>71</text:p>
            <text:p text:style-name="P1"><text:s/>72</text:p>
            <text:p text:style-name="P1"><text:s/>73</text:p>
            <text:p text:style-name="P1"><text:s/>74</text:p>
            <text:p text:style-name="P1"><text:s/>75</text:p>
            <text:p text:style-name="P1"><text:s/>76</text:p>
            <text:p text:style-name="P1"><text:s/>77</text:p>
            <text:p text:style-name="P1"><text:s/>78</text:p>
            <text:p text:style-name="P1"><text:s/>79</text:p>
            <text:p text:style-name="P1"><text:s/>80</text:p>
            <text:p text:style-name="P1"><text:s/>81</text:p>
            <text:p text:style-name="P1"><text:s/>82</text:p>
            <text:p text:style-name="P1"><text:s/>83</text:p>
            <text:p text:style-name="P1"><text:s/>84</text:p>
            <text:p text:style-name="P1"><text:s/>85</text:p>
            <text:p text:style-name="P1"><text:s/>86</text:p>
            <text:p text:style-name="P1"><text:s/>87</text:p>
            <text:p text:style-name="P1"><text:s/>88</text:p>
            <text:p text:style-name="P1"><text:s/>89</text:p>
            <text:p text:style-name="P1"><text:s/>90</text:p>
            <text:p text:style-name="P1"><text:s/>91</text:p>
            <text:p text:style-name="P1"><text:s/>92</text:p>
            <text:p text:style-name="P1"><text:s/>93</text:p>
            <text:p text:style-name="P1"><text:s/>94</text:p>
            <text:p text:style-name="P1"><text:s/>95</text:p>
            <text:p text:style-name="P1"><text:s/>96</text:p>
            <text:p text:style-name="P1"><text:s/>97</text:p>
            <text:p text:style-name="P1"><text:s/>98</text:p>
            <text:p text:style-name="P1"><text:s/>99</text:p>
            <text:p text:style-name="P1">100</text:p>
            <text:p text:style-name="P1">101</text:p>
            <text:p text:style-name="P1">102</text:p>
            <text:p text:style-name="P1">103</text:p>
            <text:p text:style-name="P1">104</text:p>
            <text:p text:style-name="P1"><text:soft-page-break/>105</text:p>
            <text:p text:style-name="P1">106</text:p>
            <text:p text:style-name="P1">107</text:p>
            <text:p text:style-name="P1">108</text:p>
            <text:p text:style-name="P1">109</text:p>
            <text:p text:style-name="P1">110</text:p>
            <text:p text:style-name="P1">111</text:p>
            <text:p text:style-name="P1">112</text:p>
            <text:p text:style-name="P1">113</text:p>
            <text:p text:style-name="P1">114</text:p>
            <text:p text:style-name="P1">115</text:p>
            <text:p text:style-name="P1">116</text:p>
            <text:p text:style-name="P1">117</text:p>
            <text:p text:style-name="P1">118</text:p>
            <text:p text:style-name="P1">119</text:p>
            <text:p text:style-name="P1">120</text:p>
            <text:p text:style-name="P1">121</text:p>
            <text:p text:style-name="P1">122</text:p>
            <text:p text:style-name="P1">123</text:p>
            <text:p text:style-name="P1">124</text:p>
            <text:p text:style-name="P1">125</text:p>
            <text:p text:style-name="P1">126</text:p>
            <text:p text:style-name="P1">127</text:p>
            <text:p text:style-name="P1">128</text:p>
            <text:p text:style-name="P1">129</text:p>
            <text:p text:style-name="P1">130</text:p>
            <text:p text:style-name="P1">131</text:p>
            <text:p text:style-name="P1">132</text:p>
            <text:p text:style-name="P1">133</text:p>
            <text:p text:style-name="P1">134</text:p>
            <text:p text:style-name="P1">135</text:p>
            <text:p text:style-name="P1">136</text:p>
            <text:p text:style-name="P1">137</text:p>
            <text:p text:style-name="P1">138</text:p>
            <text:p text:style-name="P1">139</text:p>
            <text:p text:style-name="P1">140</text:p>
            <text:p text:style-name="P1">141</text:p>
            <text:p text:style-name="P1">142</text:p>
            <text:p text:style-name="P1">143</text:p>
            <text:p text:style-name="P1">144</text:p>
            <text:p text:style-name="P1">145</text:p>
            <text:p text:style-name="P1">146</text:p>
            <text:p text:style-name="P1">147</text:p>
            <text:p text:style-name="P1">148</text:p>
            <text:p text:style-name="P1">149</text:p>
            <text:p text:style-name="P1">150</text:p>
            <text:p text:style-name="P1">151</text:p>
            <text:p text:style-name="P1">152</text:p>
            <text:p text:style-name="P1">153</text:p>
            <text:p text:style-name="P1">154</text:p>
            <text:p text:style-name="P1">155</text:p>
            <text:p text:style-name="P1">156</text:p>
            <text:p text:style-name="P1"><text:soft-page-break/>157</text:p>
            <text:p text:style-name="P1">158</text:p>
            <text:p text:style-name="P1">159</text:p>
            <text:p text:style-name="P1">160</text:p>
            <text:p text:style-name="P1">161</text:p>
            <text:p text:style-name="P1">162</text:p>
            <text:p text:style-name="P1">163</text:p>
            <text:p text:style-name="P1">164</text:p>
            <text:p text:style-name="P1">165</text:p>
            <text:p text:style-name="P1">166</text:p>
            <text:p text:style-name="P1">167</text:p>
            <text:p text:style-name="P1">168</text:p>
            <text:p text:style-name="P1">169</text:p>
            <text:p text:style-name="P1">170</text:p>
            <text:p text:style-name="P1">171</text:p>
            <text:p text:style-name="P1">172</text:p>
            <text:p text:style-name="P1">173</text:p>
            <text:p text:style-name="P1">174</text:p>
            <text:p text:style-name="P1">175</text:p>
            <text:p text:style-name="P1">176</text:p>
            <text:p text:style-name="P1">177</text:p>
            <text:p text:style-name="P1">178</text:p>
            <text:p text:style-name="P1">179</text:p>
            <text:p text:style-name="P1">180</text:p>
            <text:p text:style-name="P1">181</text:p>
            <text:p text:style-name="P1">182</text:p>
            <text:p text:style-name="P1">183</text:p>
            <text:p text:style-name="P1">184</text:p>
            <text:p text:style-name="P1">185</text:p>
            <text:p text:style-name="P1">186</text:p>
            <text:p text:style-name="P1">187</text:p>
            <text:p text:style-name="P1">188</text:p>
            <text:p text:style-name="P1">189</text:p>
            <text:p text:style-name="P1">190</text:p>
            <text:p text:style-name="P1">191</text:p>
            <text:p text:style-name="P1">192</text:p>
            <text:p text:style-name="P1">193</text:p>
            <text:p text:style-name="P1">194</text:p>
            <text:p text:style-name="P1">195</text:p>
            <text:p text:style-name="P1">196</text:p>
            <text:p text:style-name="P1">197</text:p>
            <text:p text:style-name="P1">198</text:p>
            <text:p text:style-name="P1">199</text:p>
            <text:p text:style-name="P1">200</text:p>
          </table:table-cell>
          <table:table-cell table:style-name="Table1.A1" office:value-type="string">
            <text:p text:style-name="P6">{-# LANGUAGE DataKinds <text:s text:c="12"/>#-}</text:p>
            <text:p text:style-name="P8">{-# LANGUAGE DeriveAnyClass <text:s text:c="7"/>#-}</text:p>
            <text:p text:style-name="P8">{-# LANGUAGE DeriveGeneric <text:s text:c="8"/>#-}</text:p>
            <text:p text:style-name="P8">{-# LANGUAGE FlexibleContexts <text:s text:c="5"/>#-}</text:p>
            <text:p text:style-name="P8">{-# LANGUAGE MultiParamTypeClasses #-}</text:p>
            <text:p text:style-name="P8">{-# LANGUAGE NoImplicitPrelude <text:s text:c="4"/>#-}</text:p>
            <text:p text:style-name="P8">{-# LANGUAGE OverloadedStrings <text:s text:c="4"/>#-}</text:p>
            <text:p text:style-name="P8">{-# LANGUAGE ScopedTypeVariables <text:s text:c="2"/>#-}</text:p>
            <text:p text:style-name="P8">{-# LANGUAGE TemplateHaskell <text:s text:c="6"/>#-}</text:p>
            <text:p text:style-name="P8">{-# LANGUAGE TypeApplications <text:s text:c="5"/>#-}</text:p>
            <text:p text:style-name="P8">{-# LANGUAGE TypeFamilies <text:s text:c="9"/>#-}</text:p>
            <text:p text:style-name="P8">{-# LANGUAGE TypeOperators <text:s text:c="8"/>#-}</text:p>
            <text:p text:style-name="P1"/>
            <text:p text:style-name="P1"><text:span text:style-name="T2">module</text:span> <text:span text:style-name="T3">Week06.Oracle.Core</text:span></text:p>
            <text:p text:style-name="P1"><text:s text:c="4"/>( <text:span text:style-name="T4">Oracle</text:span> (<text:span text:style-name="T6">..</text:span>)</text:p>
            <text:p text:style-name="P1"><text:s text:c="4"/>, <text:span text:style-name="T4">OracleRedeemer</text:span> (<text:span text:style-name="T6">..</text:span>)</text:p>
            <text:p text:style-name="P1"><text:s text:c="4"/>, <text:span text:style-name="T5">oracleTokenName</text:span></text:p>
            <text:p text:style-name="P1"><text:s text:c="4"/>, <text:span text:style-name="T5">oracleValue</text:span></text:p>
            <text:p text:style-name="P1"><text:s text:c="4"/>, <text:span text:style-name="T5">oracleAsset</text:span></text:p>
            <text:p text:style-name="P1"><text:s text:c="4"/>, <text:span text:style-name="T5">oracleInst</text:span></text:p>
            <text:p text:style-name="P1"><text:s text:c="4"/>, <text:span text:style-name="T5">oracleValidator</text:span></text:p>
            <text:p text:style-name="P1"><text:s text:c="4"/>, <text:span text:style-name="T5">oracleAddress</text:span></text:p>
            <text:p text:style-name="P1"><text:s text:c="4"/>, <text:span text:style-name="T4">OracleSchema</text:span></text:p>
            <text:p text:style-name="P1"><text:s text:c="4"/>, <text:span text:style-name="T4">OracleParams</text:span> (<text:span text:style-name="T6">..</text:span>)</text:p>
            <text:p text:style-name="P1"><text:s text:c="4"/>, <text:span text:style-name="T5">runOracle</text:span></text:p>
            <text:p text:style-name="P1"><text:s text:c="4"/>, <text:span text:style-name="T5">findOracle</text:span></text:p>
            <text:p text:style-name="P1"><text:s text:c="4"/>) <text:span text:style-name="T2">where</text:span></text:p>
            <text:p text:style-name="P1"/>
            <text:p text:style-name="P1"><text:span text:style-name="T2">import</text:span> <text:s text:c="10"/><text:span text:style-name="T3">Control.Monad</text:span> <text:s text:c="12"/><text:span text:style-name="T2">hiding</text:span> (<text:span text:style-name="T5">fmap</text:span>)</text:p>
            <text:p text:style-name="P1"><text:span text:style-name="T2">import</text:span> <text:s text:c="10"/><text:span text:style-name="T3">Data.Aeson</text:span> <text:s text:c="15"/>(<text:span text:style-name="T4">FromJSON</text:span>, <text:span text:style-name="T4">ToJSON</text:span>)</text:p>
            <text:p text:style-name="P1"><text:span text:style-name="T2">import</text:span> <text:span text:style-name="T2">qualified</text:span> <text:span text:style-name="T3">Data.Map</text:span> <text:s text:c="17"/><text:span text:style-name="T2">as</text:span> Map</text:p>
            <text:p text:style-name="P1"><text:span text:style-name="T2">import</text:span> <text:s text:c="10"/><text:span text:style-name="T3">Data.Monoid</text:span> <text:s text:c="14"/>(<text:span text:style-name="T4">Last</text:span> (<text:span text:style-name="T6">..</text:span>))</text:p>
            <text:p text:style-name="P1"><text:span text:style-name="T2">import</text:span> <text:s text:c="10"/><text:span text:style-name="T3">Data.Text</text:span> <text:s text:c="16"/>(<text:span text:style-name="T4">Text</text:span>, <text:span text:style-name="T5">pack</text:span>)</text:p>
            <text:p text:style-name="P1"><text:span text:style-name="T2">import</text:span> <text:s text:c="10"/><text:span text:style-name="T3">GHC.Generics</text:span> <text:s text:c="13"/>(<text:span text:style-name="T4">Generic</text:span>)</text:p>
            <text:p text:style-name="P1"><text:span text:style-name="T2">import</text:span> <text:s text:c="10"/><text:span text:style-name="T3">Plutus.Contract</text:span> <text:s text:c="10"/><text:span text:style-name="T2">as</text:span> Contract hiding (when)</text:p>
            <text:p text:style-name="P1"><text:span text:style-name="T2">import</text:span> <text:span text:style-name="T2">qualified</text:span> <text:span text:style-name="T3">PlutusTx</text:span></text:p>
            <text:p text:style-name="P1"><text:span text:style-name="T2">import</text:span> <text:s text:c="10"/><text:span text:style-name="T3">PlutusTx.Prelude</text:span> <text:s text:c="9"/><text:span text:style-name="T2">hiding</text:span> (<text:span text:style-name="T4">Semigroup</text:span>(<text:span text:style-name="T6">..</text:span>), <text:span text:style-name="T5">unless</text:span>)</text:p>
            <text:p text:style-name="P1"><text:span text:style-name="T2">import</text:span> <text:s text:c="10"/><text:span text:style-name="T3">Ledger</text:span> <text:s text:c="19"/><text:span text:style-name="T2">hiding</text:span> (<text:span text:style-name="T5">singleton</text:span>)</text:p>
            <text:p text:style-name="P1"><text:span text:style-name="T2">import</text:span> <text:s text:c="10"/><text:span text:style-name="T3">Ledger.Constraints</text:span> <text:s text:c="7"/><text:span text:style-name="T2">as</text:span> Constraints</text:p>
            <text:p text:style-name="P1"><text:span text:style-name="T2">import</text:span> <text:span text:style-name="T2">qualified</text:span> <text:span text:style-name="T3">Ledger.Typed.Scripts</text:span> <text:s text:c="5"/><text:span text:style-name="T2">as</text:span> Scripts</text:p>
            <text:p text:style-name="P1"><text:span text:style-name="T2">import</text:span> <text:s text:c="10"/><text:span text:style-name="T3">Ledger.Value</text:span> <text:s text:c="13"/><text:span text:style-name="T2">as</text:span> Value</text:p>
            <text:p text:style-name="P1"><text:span text:style-name="T2">import</text:span> <text:s text:c="10"/><text:span text:style-name="T3">Ledger.Ada</text:span> <text:s text:c="15"/><text:span text:style-name="T2">as</text:span> Ada</text:p>
            <text:p text:style-name="P1"><text:span text:style-name="T2">import</text:span> <text:s text:c="10"/><text:span text:style-name="T3">Plutus.Contracts.Currency</text:span> <text:span text:style-name="T2">as</text:span> Currency</text:p>
            <text:p text:style-name="P1"><text:span text:style-name="T2">import</text:span> <text:s text:c="10"/><text:span text:style-name="T3">Prelude</text:span> <text:s text:c="18"/>(<text:span text:style-name="T4">Semigroup</text:span> (<text:span text:style-name="T6">..</text:span>))</text:p>
            <text:p text:style-name="P1"><text:span text:style-name="T2">import</text:span> <text:span text:style-name="T2">qualified</text:span> <text:span text:style-name="T3">Prelude</text:span> <text:s text:c="18"/><text:span text:style-name="T2">as</text:span> Prelude</text:p>
            <text:p text:style-name="P1"/>
            <text:p text:style-name="P1"><text:span text:style-name="T2">data</text:span> <text:span text:style-name="T4">Oracle</text:span> <text:span text:style-name="T1">=</text:span> <text:span text:style-name="T4">Oracle</text:span></text:p>
            <text:p text:style-name="P1"><text:s text:c="4"/>{ oSymbol <text:s text:c="2"/><text:span text:style-name="T1">::</text:span> <text:span text:style-name="T6">!</text:span><text:span text:style-name="T4">CurrencySymbol</text:span></text:p>
            <text:p text:style-name="P1"><text:s text:c="4"/>, oOperator <text:span text:style-name="T1">::</text:span> <text:span text:style-name="T6">!</text:span><text:span text:style-name="T4">PubKeyHash</text:span></text:p>
            <text:p text:style-name="P1"><text:s text:c="4"/>, oFee <text:s text:c="5"/><text:span text:style-name="T1">::</text:span> <text:span text:style-name="T6">!</text:span><text:span text:style-name="T4">Integer</text:span></text:p>
            <text:p text:style-name="P1"><text:s text:c="4"/>, oAsset <text:s text:c="3"/><text:span text:style-name="T1">::</text:span> <text:span text:style-name="T6">!</text:span><text:span text:style-name="T4">AssetClass</text:span></text:p>
            <text:p text:style-name="P1"><text:s text:c="4"/>} <text:span text:style-name="T2">deriving</text:span> (<text:span text:style-name="T4">Show</text:span>, <text:span text:style-name="T4">Generic</text:span>, <text:span text:style-name="T4">FromJSON</text:span>, <text:span text:style-name="T4">ToJSON</text:span>, <text:span text:style-name="T4">Prelude</text:span><text:span text:style-name="T6">.</text:span><text:span text:style-name="T4">Eq</text:span>, <text:span text:style-name="T4">Prelude</text:span><text:span text:style-name="T6">.</text:span><text:span text:style-name="T4">Ord</text:span>)</text:p>
            <text:p text:style-name="P1"><text:soft-page-break/></text:p>
            <text:p text:style-name="P1"><text:span text:style-name="T4">PlutusTx</text:span><text:span text:style-name="T6">.</text:span>makeLift <text:span text:style-name="T4">''Oracle</text:span></text:p>
            <text:p text:style-name="P1"/>
            <text:p text:style-name="P1"><text:span text:style-name="T2">data</text:span> <text:span text:style-name="T4">OracleRedeemer</text:span> <text:span text:style-name="T1">=</text:span> <text:span text:style-name="T4">Update</text:span> <text:span text:style-name="T6">|</text:span> <text:span text:style-name="T4">Use</text:span></text:p>
            <text:p text:style-name="P1"><text:s text:c="4"/><text:span text:style-name="T2">deriving</text:span> <text:span text:style-name="T4">Show</text:span></text:p>
            <text:p text:style-name="P1"/>
            <text:p text:style-name="P1"><text:span text:style-name="T4">PlutusTx</text:span><text:span text:style-name="T6">.</text:span>unstableMakeIsData <text:span text:style-name="T4">''OracleRedeemer</text:span></text:p>
            <text:p text:style-name="P1"/>
            <text:p text:style-name="P8">{-# INLINABLE oracleTokenName #-}</text:p>
            <text:p text:style-name="P1"><text:span text:style-name="T5">oracleTokenName</text:span> <text:span text:style-name="T1">::</text:span> <text:span text:style-name="T4">TokenName</text:span></text:p>
            <text:p text:style-name="P1"><text:span text:style-name="T5">oracleTokenName</text:span> <text:span text:style-name="T1">=</text:span> <text:span text:style-name="T4">TokenName</text:span> emptyByteString</text:p>
            <text:p text:style-name="P1"/>
            <text:p text:style-name="P8">{-# INLINABLE oracleAsset #-}</text:p>
            <text:p text:style-name="P1"><text:span text:style-name="T5">oracleAsset</text:span> <text:span text:style-name="T1">::</text:span> <text:span text:style-name="T4">Oracle</text:span> <text:span text:style-name="T1">-&gt;</text:span> <text:span text:style-name="T4">AssetClass</text:span></text:p>
            <text:p text:style-name="P1"><text:span text:style-name="T5">oracleAsset</text:span> oracle <text:span text:style-name="T1">=</text:span> <text:span text:style-name="T4">AssetClass</text:span> (oSymbol oracle, oracleTokenName)</text:p>
            <text:p text:style-name="P1"/>
            <text:p text:style-name="P8">{-# INLINABLE oracleValue #-}</text:p>
            <text:p text:style-name="P1"><text:span text:style-name="T5">oracleValue</text:span> <text:span text:style-name="T1">::</text:span> <text:span text:style-name="T4">TxOut</text:span> <text:span text:style-name="T1">-&gt;</text:span> (<text:span text:style-name="T4">DatumHash</text:span> <text:span text:style-name="T1">-&gt;</text:span> <text:span text:style-name="T4">Maybe</text:span> <text:span text:style-name="T4">Datum</text:span>) <text:span text:style-name="T1">-&gt;</text:span> <text:span text:style-name="T4">Maybe</text:span> <text:span text:style-name="T4">Integer</text:span></text:p>
            <text:p text:style-name="P1"><text:span text:style-name="T5">oracleValue</text:span> o f <text:span text:style-name="T1">=</text:span> <text:span text:style-name="T2">do</text:span></text:p>
            <text:p text:style-name="P1"><text:s text:c="4"/>dh <text:s text:c="5"/><text:span text:style-name="T1">&lt;-</text:span> txOutDatum o</text:p>
            <text:p text:style-name="P1"><text:s text:c="4"/><text:span text:style-name="T4">Datum</text:span> d <text:span text:style-name="T1">&lt;-</text:span> f dh</text:p>
            <text:p text:style-name="P1"><text:s text:c="4"/><text:span text:style-name="T4">PlutusTx</text:span><text:span text:style-name="T6">.</text:span>fromData d</text:p>
            <text:p text:style-name="P1"/>
            <text:p text:style-name="P8">{-# INLINABLE mkOracleValidator #-}</text:p>
            <text:p text:style-name="P1"><text:span text:style-name="T5">mkOracleValidator</text:span> <text:span text:style-name="T1">::</text:span> <text:span text:style-name="T4">Oracle</text:span> <text:span text:style-name="T1">-&gt;</text:span> <text:span text:style-name="T4">Integer</text:span> <text:span text:style-name="T1">-&gt;</text:span> <text:span text:style-name="T4">OracleRedeemer</text:span> <text:span text:style-name="T1">-&gt;</text:span> <text:span text:style-name="T4">ScriptContext</text:span> <text:span text:style-name="T1">-&gt;</text:span> <text:span text:style-name="T4">Bool</text:span></text:p>
            <text:p text:style-name="P1"><text:span text:style-name="T5">mkOracleValidator</text:span> oracle x r ctx <text:span text:style-name="T1">=</text:span></text:p>
            <text:p text:style-name="P1"><text:s text:c="4"/>traceIfFalse <text:span text:style-name="T9">"token missing from input"</text:span> <text:s/>inputHasToken <text:s/><text:span text:style-name="T6">&amp;&amp;</text:span></text:p>
            <text:p text:style-name="P1"><text:s text:c="4"/>traceIfFalse <text:span text:style-name="T9">"token missing from output"</text:span> outputHasToken <text:span text:style-name="T6">&amp;&amp;</text:span></text:p>
            <text:p text:style-name="P1"><text:s text:c="4"/><text:span text:style-name="T2">case</text:span> r <text:span text:style-name="T2">of</text:span></text:p>
            <text:p text:style-name="P1"><text:s text:c="8"/><text:span text:style-name="T4">Update</text:span> <text:span text:style-name="T1">-&gt;</text:span> traceIfFalse <text:span text:style-name="T9">"operator signature missing"</text:span> (txSignedBy info <text:span text:style-name="T6">$</text:span> oOperator oracle) <text:span text:style-name="T6">&amp;&amp;</text:span></text:p>
            <text:p text:style-name="P1"><text:s text:c="18"/>traceIfFalse <text:span text:style-name="T9">"invalid output datum"</text:span> <text:s text:c="6"/>validOutputDatum</text:p>
            <text:p text:style-name="P1"><text:s text:c="8"/><text:span text:style-name="T4">Use</text:span> <text:s text:c="3"/><text:span text:style-name="T1">-&gt;</text:span> traceIfFalse <text:span text:style-name="T9">"oracle value changed"</text:span> <text:s text:c="6"/>(outputDatum <text:span text:style-name="T6">==</text:span> <text:span text:style-name="T4">Just</text:span> x) <text:s text:c="13"/><text:span text:style-name="T6">&amp;&amp;</text:span></text:p>
            <text:p text:style-name="P1"><text:s text:c="18"/>traceIfFalse <text:span text:style-name="T9">"fees not paid"</text:span> <text:s text:c="13"/>feesPaid</text:p>
            <text:p text:style-name="P1"><text:s text:c="2"/><text:span text:style-name="T2">where</text:span></text:p>
            <text:p text:style-name="P1"><text:s text:c="4"/>info <text:span text:style-name="T1">::</text:span> <text:span text:style-name="T4">TxInfo</text:span></text:p>
            <text:p text:style-name="P1"><text:s text:c="4"/>info <text:span text:style-name="T1">=</text:span> scriptContextTxInfo ctx</text:p>
            <text:p text:style-name="P1"/>
            <text:p text:style-name="P1"><text:s text:c="4"/>ownInput <text:span text:style-name="T1">::</text:span> <text:span text:style-name="T4">TxOut</text:span></text:p>
            <text:p text:style-name="P1"><text:s text:c="4"/>ownInput <text:span text:style-name="T1">=</text:span> <text:span text:style-name="T2">case</text:span> findOwnInput ctx <text:span text:style-name="T2">of</text:span></text:p>
            <text:p text:style-name="P1"><text:s text:c="8"/><text:span text:style-name="T4">Nothing</text:span> <text:span text:style-name="T1">-&gt;</text:span> traceError <text:span text:style-name="T9">"oracle input missing"</text:span></text:p>
            <text:p text:style-name="P1"><text:s text:c="8"/><text:span text:style-name="T4">Just</text:span> i <text:s/><text:span text:style-name="T1">-&gt;</text:span> txInInfoResolved i</text:p>
            <text:p text:style-name="P1"/>
            <text:p text:style-name="P1"><text:s text:c="4"/>inputHasToken <text:span text:style-name="T1">::</text:span> <text:span text:style-name="T4">Bool</text:span></text:p>
            <text:p text:style-name="P1"><text:s text:c="4"/>inputHasToken <text:span text:style-name="T1">=</text:span> assetClassValueOf (txOutValue ownInput) (oracleAsset oracle) <text:span text:style-name="T6">==</text:span> <text:span text:style-name="T7">1</text:span></text:p>
            <text:p text:style-name="P1"/>
            <text:p text:style-name="P1"><text:s text:c="4"/>ownOutput <text:span text:style-name="T1">::</text:span> <text:span text:style-name="T4">TxOut</text:span></text:p>
            <text:p text:style-name="P1"><text:s text:c="4"/>ownOutput <text:span text:style-name="T1">=</text:span> <text:span text:style-name="T2">case</text:span> getContinuingOutputs ctx <text:span text:style-name="T2">of</text:span></text:p>
            <text:p text:style-name="P1"><text:s text:c="8"/>[o] <text:span text:style-name="T1">-&gt;</text:span> o</text:p>
            <text:p text:style-name="P1"><text:s text:c="8"/><text:span text:style-name="T2">_</text:span> <text:s text:c="2"/><text:span text:style-name="T1">-&gt;</text:span> traceError <text:span text:style-name="T9">"expected exactly one oracle output"</text:span></text:p>
            <text:p text:style-name="P1"/>
            <text:p text:style-name="P1"><text:s text:c="4"/>outputHasToken <text:span text:style-name="T1">::</text:span> <text:span text:style-name="T4">Bool</text:span></text:p>
            <text:p text:style-name="P1"><text:s text:c="4"/>outputHasToken <text:span text:style-name="T1">=</text:span> assetClassValueOf (txOutValue ownOutput) (oracleAsset oracle) <text:span text:style-name="T6">==</text:span> <text:span text:style-name="T7">1</text:span></text:p>
            <text:p text:style-name="P1"><text:soft-page-break/></text:p>
            <text:p text:style-name="P1"><text:s text:c="4"/>outputDatum <text:span text:style-name="T1">::</text:span> <text:span text:style-name="T4">Maybe</text:span> <text:span text:style-name="T4">Integer</text:span></text:p>
            <text:p text:style-name="P1"><text:s text:c="4"/>outputDatum <text:span text:style-name="T1">=</text:span> oracleValue ownOutput (`findDatum` info)</text:p>
            <text:p text:style-name="P1"/>
            <text:p text:style-name="P1"><text:s text:c="4"/>validOutputDatum <text:span text:style-name="T1">::</text:span> <text:span text:style-name="T4">Bool</text:span></text:p>
            <text:p text:style-name="P1"><text:s text:c="4"/>validOutputDatum <text:span text:style-name="T1">=</text:span> isJust outputDatum</text:p>
            <text:p text:style-name="P1"/>
            <text:p text:style-name="P1"><text:s text:c="4"/>feesPaid <text:span text:style-name="T1">::</text:span> <text:span text:style-name="T4">Bool</text:span></text:p>
            <text:p text:style-name="P1"><text:s text:c="4"/>feesPaid <text:span text:style-name="T1">=</text:span></text:p>
            <text:p text:style-name="P1"><text:s text:c="6"/><text:span text:style-name="T2">let</text:span></text:p>
            <text:p text:style-name="P1"><text:s text:c="8"/>inVal <text:s/><text:span text:style-name="T1">=</text:span> txOutValue ownInput</text:p>
            <text:p text:style-name="P1"><text:s text:c="8"/>outVal <text:span text:style-name="T1">=</text:span> txOutValue ownOutput</text:p>
            <text:p text:style-name="P1"><text:s text:c="6"/><text:span text:style-name="T2">in</text:span></text:p>
            <text:p text:style-name="P1"><text:s text:c="8"/>outVal `geq` (inVal <text:span text:style-name="T6">&lt;&gt;</text:span> <text:span text:style-name="T4">Ada</text:span><text:span text:style-name="T6">.</text:span>lovelaceValueOf (oFee oracle))</text:p>
            <text:p text:style-name="P1"/>
            <text:p text:style-name="P1"><text:span text:style-name="T2">data</text:span> <text:span text:style-name="T4">Oracling</text:span></text:p>
            <text:p text:style-name="P1"><text:span text:style-name="T2">instance</text:span> <text:span text:style-name="T4">Scripts</text:span><text:span text:style-name="T6">.</text:span><text:span text:style-name="T4">ScriptType</text:span> <text:span text:style-name="T4">Oracling</text:span> <text:span text:style-name="T2">where</text:span></text:p>
            <text:p text:style-name="P1"><text:s text:c="4"/><text:span text:style-name="T2">type</text:span> <text:span text:style-name="T2">instance</text:span> <text:span text:style-name="T4">DatumType</text:span> <text:span text:style-name="T4">Oracling</text:span> <text:span text:style-name="T1">=</text:span> <text:span text:style-name="T4">Integer</text:span></text:p>
            <text:p text:style-name="P1"><text:s text:c="4"/><text:span text:style-name="T2">type</text:span> <text:span text:style-name="T2">instance</text:span> <text:span text:style-name="T4">RedeemerType</text:span> <text:span text:style-name="T4">Oracling</text:span> <text:span text:style-name="T1">=</text:span> <text:span text:style-name="T4">OracleRedeemer</text:span></text:p>
            <text:p text:style-name="P1"/>
            <text:p text:style-name="P1"><text:span text:style-name="T5">oracleInst</text:span> <text:span text:style-name="T1">::</text:span> <text:span text:style-name="T4">Oracle</text:span> <text:span text:style-name="T1">-&gt;</text:span> <text:span text:style-name="T4">Scripts</text:span><text:span text:style-name="T6">.</text:span><text:span text:style-name="T4">ScriptInstance</text:span> <text:span text:style-name="T4">Oracling</text:span></text:p>
            <text:p text:style-name="P1"><text:span text:style-name="T5">oracleInst</text:span> oracle <text:span text:style-name="T1">=</text:span> <text:span text:style-name="T4">Scripts</text:span><text:span text:style-name="T6">.</text:span>validator <text:span text:style-name="T6">@</text:span><text:span text:style-name="T4">Oracling</text:span></text:p>
            <text:p text:style-name="P1"><text:s text:c="4"/>(<text:span text:style-name="T6">$$</text:span>(<text:span text:style-name="T4">PlutusTx</text:span><text:span text:style-name="T6">.</text:span>compile [<text:span text:style-name="T6">||</text:span> mkOracleValidator <text:span text:style-name="T6">||</text:span>]) `<text:span text:style-name="T4">PlutusTx</text:span><text:span text:style-name="T6">.</text:span>applyCode` <text:span text:style-name="T4">PlutusTx</text:span><text:span text:style-name="T6">.</text:span>liftCode oracle)</text:p>
            <text:p text:style-name="P1"><text:s text:c="4"/><text:span text:style-name="T6">$$</text:span>(<text:span text:style-name="T4">PlutusTx</text:span><text:span text:style-name="T6">.</text:span>compile [<text:span text:style-name="T6">||</text:span> wrap <text:span text:style-name="T6">||</text:span>])</text:p>
            <text:p text:style-name="P1"><text:s text:c="2"/><text:span text:style-name="T2">where</text:span></text:p>
            <text:p text:style-name="P1"><text:s text:c="4"/>wrap <text:span text:style-name="T1">=</text:span> <text:span text:style-name="T4">Scripts</text:span><text:span text:style-name="T6">.</text:span>wrapValidator <text:span text:style-name="T6">@</text:span><text:span text:style-name="T4">Integer</text:span> <text:span text:style-name="T6">@</text:span><text:span text:style-name="T4">OracleRedeemer</text:span></text:p>
            <text:p text:style-name="P1"/>
            <text:p text:style-name="P1"><text:span text:style-name="T5">oracleValidator</text:span> <text:span text:style-name="T1">::</text:span> <text:span text:style-name="T4">Oracle</text:span> <text:span text:style-name="T1">-&gt;</text:span> <text:span text:style-name="T4">Validator</text:span></text:p>
            <text:p text:style-name="P1"><text:span text:style-name="T5">oracleValidator</text:span> <text:span text:style-name="T1">=</text:span> <text:span text:style-name="T4">Scripts</text:span><text:span text:style-name="T6">.</text:span>validatorScript <text:span text:style-name="T6">.</text:span> oracleInst</text:p>
            <text:p text:style-name="P1"/>
            <text:p text:style-name="P1"><text:span text:style-name="T5">oracleAddress</text:span> <text:span text:style-name="T1">::</text:span> <text:span text:style-name="T4">Oracle</text:span> <text:span text:style-name="T1">-&gt;</text:span> <text:span text:style-name="T4">Ledger</text:span><text:span text:style-name="T6">.</text:span><text:span text:style-name="T4">Address</text:span></text:p>
            <text:p text:style-name="P1"><text:span text:style-name="T5">oracleAddress</text:span> <text:span text:style-name="T1">=</text:span> scriptAddress <text:span text:style-name="T6">.</text:span> oracleValidator</text:p>
            <text:p text:style-name="P1"/>
            <text:p text:style-name="P1"><text:span text:style-name="T2">data</text:span> <text:span text:style-name="T4">OracleParams</text:span> <text:span text:style-name="T1">=</text:span> <text:span text:style-name="T4">OracleParams</text:span></text:p>
            <text:p text:style-name="P1"><text:s text:c="4"/>{ opFees <text:s text:c="2"/><text:span text:style-name="T1">::</text:span> <text:span text:style-name="T6">!</text:span><text:span text:style-name="T4">Integer</text:span></text:p>
            <text:p text:style-name="P1"><text:s text:c="4"/>, opSymbol <text:span text:style-name="T1">::</text:span> <text:span text:style-name="T6">!</text:span><text:span text:style-name="T4">CurrencySymbol</text:span></text:p>
            <text:p text:style-name="P1"><text:s text:c="4"/>, opToken <text:s/><text:span text:style-name="T1">::</text:span> <text:span text:style-name="T6">!</text:span><text:span text:style-name="T4">TokenName</text:span></text:p>
            <text:p text:style-name="P1"><text:s text:c="4"/>} <text:span text:style-name="T2">deriving</text:span> (<text:span text:style-name="T4">Show</text:span>, <text:span text:style-name="T4">Generic</text:span>, <text:span text:style-name="T4">FromJSON</text:span>, <text:span text:style-name="T4">ToJSON</text:span>)</text:p>
            <text:p text:style-name="P1"/>
            <text:p text:style-name="P1"><text:span text:style-name="T5">startOracle</text:span> <text:span text:style-name="T1">::</text:span> forall w s<text:span text:style-name="T6">.</text:span> <text:span text:style-name="T4">HasBlockchainActions</text:span> s <text:span text:style-name="T1">=&gt;</text:span> <text:span text:style-name="T4">OracleParams</text:span> <text:span text:style-name="T1">-&gt;</text:span> <text:span text:style-name="T4">Contract</text:span> w s <text:span text:style-name="T4">Text</text:span> <text:span text:style-name="T4">Oracle</text:span></text:p>
            <text:p text:style-name="P1"><text:span text:style-name="T5">startOracle</text:span> op <text:span text:style-name="T1">=</text:span> <text:span text:style-name="T2">do</text:span></text:p>
            <text:p text:style-name="P1"><text:s text:c="4"/>pkh <text:span text:style-name="T1">&lt;-</text:span> pubKeyHash <text:span text:style-name="T6">&lt;$&gt;</text:span> <text:span text:style-name="T4">Contract</text:span><text:span text:style-name="T6">.</text:span>ownPubKey</text:p>
            <text:p text:style-name="P1"><text:s text:c="4"/>osc <text:span text:style-name="T1">&lt;-</text:span> mapError (pack <text:span text:style-name="T6">.</text:span> show) (forgeContract pkh [(oracleTokenName, <text:span text:style-name="T7">1</text:span>)] <text:span text:style-name="T1">::</text:span> <text:span text:style-name="T4">Contract</text:span> w s <text:span text:style-name="T4">CurrencyError</text:span> <text:span text:style-name="T4">OneShotCurrency</text:span>)</text:p>
            <text:p text:style-name="P1"><text:s text:c="4"/><text:span text:style-name="T2">let</text:span> cs <text:s text:c="4"/><text:span text:style-name="T1">=</text:span> <text:span text:style-name="T4">Currency</text:span><text:span text:style-name="T6">.</text:span>currencySymbol osc</text:p>
            <text:p text:style-name="P1"><text:s text:c="8"/>oracle <text:span text:style-name="T1">=</text:span> <text:span text:style-name="T4">Oracle</text:span></text:p>
            <text:p text:style-name="P1"><text:s text:c="12"/>{ oSymbol <text:s text:c="2"/><text:span text:style-name="T1">=</text:span> cs</text:p>
            <text:p text:style-name="P1"><text:s text:c="12"/>, oOperator <text:span text:style-name="T1">=</text:span> pkh</text:p>
            <text:p text:style-name="P1"><text:s text:c="12"/>, oFee <text:s text:c="5"/><text:span text:style-name="T1">=</text:span> opFees op</text:p>
            <text:p text:style-name="P1"><text:s text:c="12"/>, oAsset <text:s text:c="3"/><text:span text:style-name="T1">=</text:span> <text:span text:style-name="T4">AssetClass</text:span> (opSymbol op, opToken op)</text:p>
            <text:p text:style-name="P1"><text:s text:c="12"/>}</text:p>
            <text:p text:style-name="P1"><text:s text:c="4"/>logInfo <text:span text:style-name="T6">@</text:span><text:span text:style-name="T4">String</text:span> <text:span text:style-name="T6">$</text:span> <text:span text:style-name="T9">"started oracle "</text:span> <text:span text:style-name="T6">++</text:span> show oracle</text:p>
            <text:p text:style-name="P1"><text:s text:c="4"/>return oracle</text:p>
            <text:p text:style-name="P1"><text:soft-page-break/></text:p>
            <text:p text:style-name="P1"><text:span text:style-name="T5">updateOracle</text:span> <text:span text:style-name="T1">::</text:span> forall w s<text:span text:style-name="T6">.</text:span> <text:span text:style-name="T4">HasBlockchainActions</text:span> s <text:span text:style-name="T1">=&gt;</text:span> <text:span text:style-name="T4">Oracle</text:span> <text:span text:style-name="T1">-&gt;</text:span> <text:span text:style-name="T4">Integer</text:span> <text:span text:style-name="T1">-&gt;</text:span> <text:span text:style-name="T4">Contract</text:span> w s <text:span text:style-name="T4">Text</text:span> <text:span text:style-name="T8">()</text:span></text:p>
            <text:p text:style-name="P1"><text:span text:style-name="T5">updateOracle</text:span> oracle x <text:span text:style-name="T1">=</text:span> <text:span text:style-name="T2">do</text:span></text:p>
            <text:p text:style-name="P1"><text:s text:c="4"/>m <text:span text:style-name="T1">&lt;-</text:span> findOracle oracle</text:p>
            <text:p text:style-name="P1"><text:s text:c="4"/><text:span text:style-name="T2">let</text:span> c <text:span text:style-name="T1">=</text:span> <text:span text:style-name="T4">Constraints</text:span><text:span text:style-name="T6">.</text:span>mustPayToTheScript x <text:span text:style-name="T6">$</text:span> assetClassValue (oracleAsset oracle) <text:span text:style-name="T7">1</text:span></text:p>
            <text:p text:style-name="P1"><text:s text:c="4"/><text:span text:style-name="T2">case</text:span> m <text:span text:style-name="T2">of</text:span></text:p>
            <text:p text:style-name="P1"><text:s text:c="8"/><text:span text:style-name="T4">Nothing</text:span> <text:span text:style-name="T1">-&gt;</text:span> <text:span text:style-name="T2">do</text:span></text:p>
            <text:p text:style-name="P1"><text:s text:c="12"/>ledgerTx <text:span text:style-name="T1">&lt;-</text:span> submitTxConstraints (oracleInst oracle) c</text:p>
            <text:p text:style-name="P1"><text:s text:c="12"/>awaitTxConfirmed <text:span text:style-name="T6">$</text:span> txId ledgerTx</text:p>
            <text:p text:style-name="P1"><text:s text:c="12"/>logInfo <text:span text:style-name="T6">@</text:span><text:span text:style-name="T4">String</text:span> <text:span text:style-name="T6">$</text:span> <text:span text:style-name="T9">"set initial oracle value to "</text:span> <text:span text:style-name="T6">++</text:span> show x</text:p>
            <text:p text:style-name="P1"><text:s text:c="8"/><text:span text:style-name="T4">Just</text:span> (oref, o, <text:s/><text:span text:style-name="T2">_</text:span>) <text:span text:style-name="T1">-&gt;</text:span> <text:span text:style-name="T2">do</text:span></text:p>
            <text:p text:style-name="P1"><text:s text:c="12"/><text:span text:style-name="T2">let</text:span> lookups <text:span text:style-name="T1">=</text:span> <text:span text:style-name="T4">Constraints</text:span><text:span text:style-name="T6">.</text:span>unspentOutputs (<text:span text:style-name="T4">Map</text:span><text:span text:style-name="T6">.</text:span>singleton oref o) <text:s text:c="4"/><text:span text:style-name="T6">&lt;&gt;</text:span></text:p>
            <text:p text:style-name="P1"><text:s text:c="26"/><text:span text:style-name="T4">Constraints</text:span><text:span text:style-name="T6">.</text:span>scriptInstanceLookups (oracleInst oracle) <text:span text:style-name="T6">&lt;&gt;</text:span></text:p>
            <text:p text:style-name="P1"><text:s text:c="26"/><text:span text:style-name="T4">Constraints</text:span><text:span text:style-name="T6">.</text:span>otherScript (oracleValidator oracle)</text:p>
            <text:p text:style-name="P1"><text:s text:c="16"/>tx <text:s text:c="5"/><text:span text:style-name="T1">=</text:span> c <text:span text:style-name="T6">&lt;&gt;</text:span> <text:span text:style-name="T4">Constraints</text:span><text:span text:style-name="T6">.</text:span>mustSpendScriptOutput oref (<text:span text:style-name="T4">Redeemer</text:span> <text:span text:style-name="T6">$</text:span> <text:span text:style-name="T4">PlutusTx</text:span><text:span text:style-name="T6">.</text:span>toData <text:span text:style-name="T4">Update</text:span>)</text:p>
            <text:p text:style-name="P1"><text:s text:c="12"/>ledgerTx <text:span text:style-name="T1">&lt;-</text:span> submitTxConstraintsWith <text:span text:style-name="T6">@</text:span><text:span text:style-name="T4">Oracling</text:span> lookups tx</text:p>
            <text:p text:style-name="P1"><text:s text:c="12"/>awaitTxConfirmed <text:span text:style-name="T6">$</text:span> txId ledgerTx</text:p>
            <text:p text:style-name="P1"><text:s text:c="12"/>logInfo <text:span text:style-name="T6">@</text:span><text:span text:style-name="T4">String</text:span> <text:span text:style-name="T6">$</text:span> <text:span text:style-name="T9">"updated oracle value to "</text:span> <text:span text:style-name="T6">++</text:span> show x</text:p>
            <text:p text:style-name="P1"/>
            <text:p text:style-name="P1"><text:span text:style-name="T5">findOracle</text:span> <text:span text:style-name="T1">::</text:span> forall w s<text:span text:style-name="T6">.</text:span> <text:span text:style-name="T4">HasBlockchainActions</text:span> s <text:span text:style-name="T1">=&gt;</text:span> <text:span text:style-name="T4">Oracle</text:span> <text:span text:style-name="T1">-&gt;</text:span> <text:span text:style-name="T4">Contract</text:span> w s <text:span text:style-name="T4">Text</text:span> (<text:span text:style-name="T4">Maybe</text:span> (<text:span text:style-name="T4">TxOutRef</text:span>, <text:span text:style-name="T4">TxOutTx</text:span>, <text:span text:style-name="T4">Integer</text:span>))</text:p>
            <text:p text:style-name="P1"><text:span text:style-name="T5">findOracle</text:span> oracle <text:span text:style-name="T1">=</text:span> <text:span text:style-name="T2">do</text:span></text:p>
            <text:p text:style-name="P1"><text:s text:c="4"/>utxos <text:span text:style-name="T1">&lt;-</text:span> <text:span text:style-name="T4">Map</text:span><text:span text:style-name="T6">.</text:span>filter f <text:span text:style-name="T6">&lt;$&gt;</text:span> utxoAt (oracleAddress oracle)</text:p>
            <text:p text:style-name="P1"><text:s text:c="4"/>return <text:span text:style-name="T6">$</text:span> <text:span text:style-name="T2">case</text:span> <text:span text:style-name="T4">Map</text:span><text:span text:style-name="T6">.</text:span>toList utxos <text:span text:style-name="T2">of</text:span></text:p>
            <text:p text:style-name="P1"><text:s text:c="8"/>[(oref, o)] <text:span text:style-name="T1">-&gt;</text:span> <text:span text:style-name="T2">do</text:span></text:p>
            <text:p text:style-name="P1"><text:s text:c="12"/>x <text:span text:style-name="T1">&lt;-</text:span> oracleValue (txOutTxOut o) <text:span text:style-name="T6">$</text:span> <text:span text:style-name="T5">\</text:span>dh <text:span text:style-name="T1">-&gt;</text:span> <text:span text:style-name="T4">Map</text:span><text:span text:style-name="T6">.</text:span>lookup dh <text:span text:style-name="T6">$</text:span> txData <text:span text:style-name="T6">$</text:span> txOutTxTx o</text:p>
            <text:p text:style-name="P1"><text:s text:c="12"/>return (oref, o, x)</text:p>
            <text:p text:style-name="P1"><text:s text:c="8"/><text:span text:style-name="T2">_</text:span> <text:s text:c="10"/><text:span text:style-name="T1">-&gt;</text:span> <text:span text:style-name="T4">Nothing</text:span></text:p>
            <text:p text:style-name="P1"><text:s text:c="2"/><text:span text:style-name="T2">where</text:span></text:p>
            <text:p text:style-name="P1"><text:s text:c="4"/>f <text:span text:style-name="T1">::</text:span> <text:span text:style-name="T4">TxOutTx</text:span> <text:span text:style-name="T1">-&gt;</text:span> <text:span text:style-name="T4">Bool</text:span></text:p>
            <text:p text:style-name="P1"><text:s text:c="4"/>f o <text:span text:style-name="T1">=</text:span> assetClassValueOf (txOutValue <text:span text:style-name="T6">$</text:span> txOutTxOut o) (oracleAsset oracle) <text:span text:style-name="T6">==</text:span> <text:span text:style-name="T7">1</text:span></text:p>
            <text:p text:style-name="P1"/>
            <text:p text:style-name="P1"><text:span text:style-name="T2">type</text:span> <text:span text:style-name="T4">OracleSchema</text:span> <text:span text:style-name="T1">=</text:span> <text:span text:style-name="T4">BlockchainActions</text:span> <text:span text:style-name="T6">.\/</text:span> <text:span text:style-name="T4">Endpoint</text:span> <text:span text:style-name="T9">"update"</text:span> <text:span text:style-name="T4">Integer</text:span></text:p>
            <text:p text:style-name="P1"/>
            <text:p text:style-name="P1"><text:span text:style-name="T5">runOracle</text:span> <text:span text:style-name="T1">::</text:span> <text:span text:style-name="T4">OracleParams</text:span> <text:span text:style-name="T1">-&gt;</text:span> <text:span text:style-name="T4">Contract</text:span> (<text:span text:style-name="T4">Last</text:span> <text:span text:style-name="T4">Oracle</text:span>) <text:span text:style-name="T4">OracleSchema</text:span> <text:span text:style-name="T4">Text</text:span> <text:span text:style-name="T8">()</text:span></text:p>
            <text:p text:style-name="P1"><text:span text:style-name="T5">runOracle</text:span> op <text:span text:style-name="T1">=</text:span> <text:span text:style-name="T2">do</text:span></text:p>
            <text:p text:style-name="P1"><text:s text:c="4"/>oracle <text:span text:style-name="T1">&lt;-</text:span> startOracle op</text:p>
            <text:p text:style-name="P1"><text:s text:c="4"/>tell <text:span text:style-name="T6">$</text:span> <text:span text:style-name="T4">Last</text:span> <text:span text:style-name="T6">$</text:span> <text:span text:style-name="T4">Just</text:span> oracle</text:p>
            <text:p text:style-name="P1"><text:s text:c="4"/>go oracle</text:p>
            <text:p text:style-name="P1"><text:s text:c="2"/><text:span text:style-name="T2">where</text:span></text:p>
            <text:p text:style-name="P1"><text:s text:c="4"/>go <text:span text:style-name="T1">::</text:span> <text:span text:style-name="T4">Oracle</text:span> <text:span text:style-name="T1">-&gt;</text:span> <text:span text:style-name="T4">Contract</text:span> (<text:span text:style-name="T4">Last</text:span> <text:span text:style-name="T4">Oracle</text:span>) <text:span text:style-name="T4">OracleSchema</text:span> <text:span text:style-name="T4">Text</text:span> a</text:p>
            <text:p text:style-name="P1"><text:s text:c="4"/>go oracle <text:span text:style-name="T1">=</text:span> <text:span text:style-name="T2">do</text:span></text:p>
            <text:p text:style-name="P1"><text:s text:c="8"/>x <text:span text:style-name="T1">&lt;-</text:span> endpoint <text:span text:style-name="T6">@</text:span><text:span text:style-name="T9">"update"</text:span></text:p>
            <text:p text:style-name="P1"><text:s text:c="8"/>updateOracle oracle x</text:p>
            <text:p text:style-name="P1"><text:s text:c="8"/>go oracle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591cm" fo:page-height="33.02cm" style:num-format="1" style:print-orientation="portrait" fo:margin-top="2cm" fo:margin-bottom="2cm" fo:margin-left="0.499cm" fo:margin-right="2cm" fo:border="none" fo:padding="0cm" fo:background-color="#dee6e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ee6e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3:46:27.678515196</meta:creation-date>
    <dc:date>2021-05-28T20:11:29.950564580</dc:date>
    <meta:editing-duration>PT12M44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4" meta:paragraph-count="373" meta:word-count="1054" meta:character-count="7853" meta:non-whitespace-character-count="5868"/>
  </office:meta>
</office:document-meta>
</file>